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-cases of TAB</text:h>
      <text:h text:style-name="Heading_20_2" text:outline-level="2">Admin creates a user out of a contact</text:h>
      <text:list text:style-name="L1">
        <text:list-item>
          <text:p text:style-name="P1">Check if user is an admin</text:p>
        </text:list-item>
        <text:list-item>
          <text:p text:style-name="P1">If another contact or user exists, which has at least one of the e-mail addresses of the contact that should be made a user:</text:p>
          <text:list>
            <text:list-item>
              <text:p text:style-name="P1">If user is in registration process</text:p>
              <text:list>
                <text:list-item>
                  <text:p text:style-name="P1">Display error message</text:p>
                </text:list-item>
              </text:list>
            </text:list-item>
            <text:list-item>
              <text:p text:style-name="P1">else</text:p>
              <text:list>
                <text:list-item>
                  <text:p text:style-name="P1">Display error message with link to the contact, which has the e-mail address</text:p>
                </text:list-item>
              </text:list>
            </text:list-item>
          </text:list>
        </text:list-item>
        <text:list-item>
          <text:p text:style-name="P1">else (no contact or user with same e-mail exists)</text:p>
          <text:list>
            <text:list-item>
              <text:p text:style-name="P1">Display drop-down to select primary e-mail and fields for password</text:p>
            </text:list-item>
            <text:list-item>
              <text:p text:style-name="P1">User clicks add-button</text:p>
            </text:list-item>
            <text:list-item>
              <text:p text:style-name="P1">If password and e-mail are present, the two passwords (to prevent typos) match</text:p>
              <text:list>
                <text:list-item>
                  <text:p text:style-name="P1">Create the user</text:p>
                </text:list-item>
                <text:list-item>
                  <text:p text:style-name="P1">Display link back to contact-entry</text:p>
                </text:list-item>
              </text:list>
            </text:list-item>
            <text:list-item>
              <text:p text:style-name="P1">else</text:p>
              <text:list>
                <text:list-item>
                  <text:p text:style-name="P1">Display error-message and show drop-down with password fields again.</text:p>
                </text:list-item>
              </text:list>
            </text:list-item>
          </text:list>
        </text:list-item>
      </text:list>
      <text:h text:style-name="Heading_20_2" text:outline-level="2">User saves a contact and adds a new e-mail address</text:h>
      <text:list text:style-name="L2">
        <text:list-item>
          <text:p text:style-name="P2">Check if user may edit this contact</text:p>
        </text:list-item>
        <text:list-item>
          <text:p text:style-name="P2">If there is no user attached to the contact</text:p>
          <text:list>
            <text:list-item>
              <text:p text:style-name="P2">Save entry</text:p>
            </text:list-item>
          </text:list>
        </text:list-item>
        <text:list-item>
          <text:p text:style-name="P2">else</text:p>
          <text:list>
            <text:list-item>
              <text:p text:style-name="P2">If another contact or user exists, which has the e-mail address that is to be added:</text:p>
            </text:list-item>
          </text:list>
        </text:list-item>
      </text:list>
      <text:list text:style-name="L1">
        <text:list-item>
          <text:list>
            <text:list-item>
              <text:list>
                <text:list-item>
                  <text:p text:style-name="P1">If user is in registration process</text:p>
                  <text:list>
                    <text:list-item>
                      <text:p text:style-name="P1">Display error message</text:p>
                    </text:list-item>
                  </text:list>
                </text:list-item>
                <text:list-item>
                  <text:p text:style-name="P1">else if user is hidden (or deleted)</text:p>
                  <text:list>
                    <text:list-item>
                      <text:p text:style-name="P1">if saving user is admin</text:p>
                      <text:list>
                        <text:list-item>
                          <text:p text:style-name="P1">Display error message with link to the contact, which has the e-mail address</text:p>
                        </text:list-item>
                      </text:list>
                    </text:list-item>
                    <text:list-item>
                      <text:p text:style-name="P1">else (not admin)</text:p>
                      <text:list>
                        <text:list-item>
                          <text:p text:style-name="P1">Display error messa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2">else (user neither hidden, nor registering)</text:p>
                  <text:list>
                    <text:list-item>
                      <text:p text:style-name="P2">Display error message with link to the contact, which has the e-mail address</text:p>
                    </text:list-item>
                  </text:list>
                </text:list-item>
              </text:list>
            </text:list-item>
            <text:list-item>
              <text:p text:style-name="P2">else (no contact or user with same e-mail)</text:p>
              <text:list>
                <text:list-item>
                  <text:p text:style-name="P2">Save entry</text:p>
                </text:list-item>
              </text:list>
            </text:list-item>
          </text:list>
        </text:list-item>
      </text:list>
      <text:h text:style-name="Heading_20_2" text:outline-level="2">New user registers himself</text:h>
      <text:list text:style-name="L3">
        <text:list-item>
          <text:p text:style-name="P3">User goes to login panel</text:p>
        </text:list-item>
        <text:list-item>
          <text:p text:style-name="P3">User clicks the register link</text:p>
        </text:list-item>
        <text:list-item>
          <text:p text:style-name="P3">User enters his e-mail and preferred password</text:p>
        </text:list-item>
        <text:list-item>
          <text:p text:style-name="P3">If there exists a user which uses the e-mail entered</text:p>
          <text:list>
            <text:list-item>
              <text:p text:style-name="P3">Display error message</text:p>
            </text:list-item>
          </text:list>
        </text:list-item>
        <text:list-item>
          <text:p text:style-name="P3">else if there exist multiple contacts, which use the e-mail entered</text:p>
          <text:list>
            <text:list-item>
              <text:p text:style-name="P3">Display error message</text:p>
            </text:list-item>
          </text:list>
        </text:list-item>
        <text:list-item>
          <text:p text:style-name="P3">else</text:p>
          <text:list>
            <text:list-item>
              <text:p text:style-name="P3">Display a message, that a confirmation e-mail has been sent (if not turned of by admin)</text:p>
            </text:list-item>
          </text:list>
        </text:list-item>
      </text:list>
      <text:h text:style-name="Heading_20_2" text:outline-level="2">User confirms registration</text:h>
      <text:list text:style-name="L3">
        <text:list-item>
          <text:p text:style-name="P3">User clicks on link in confirmation e-mail</text:p>
        </text:list-item>
        <text:list-item>
          <text:p text:style-name="P3">If there exist multiple contacts, which use the e-mail that should be registered<text:note text:id="ftn0" text:note-class="footnote"><text:note-citation>1</text:note-citation><text:note-body><text:p text:style-name="Footnote">Occurs only if e-mail has been added to more than one contact, since the user has requested an account</text:p></text:note-body></text:note></text:p>
          <text:list>
            <text:list-item>
              <text:p text:style-name="P3">Display error message</text:p>
            </text:list-item>
          </text:list>
        </text:list-item>
        <text:list-item>
          <text:p text:style-name="P3">else</text:p>
          <text:list>
            <text:list-item>
              <text:p text:style-name="P3">TAB prompts for e-mail and password</text:p>
            </text:list-item>
            <text:list-item>
              <text:p text:style-name="P3">If data entered by user doesn't match:</text:p>
              <text:list>
                <text:list-item>
                  <text:p text:style-name="P3">Display error message</text:p>
                </text:list-item>
              </text:list>
            </text:list-item>
            <text:list-item>
              <text:p text:style-name="P3">else</text:p>
              <text:list>
                <text:list-item>
                  <text:p text:style-name="P3">If there exists a contact which uses the e-mail</text:p>
                  <text:list>
                    <text:list-item>
                      <text:p text:style-name="P3">Attach this contact to user</text:p>
                    </text:list-item>
                    <text:list-item>
                      <text:p text:style-name="P3">Show link to contact entry</text:p>
                    </text:list-item>
                  </text:list>
                </text:list-item>
                <text:list-item>
                  <text:p text:style-name="P3">else</text:p>
                  <text:list>
                    <text:list-item>
                      <text:p text:style-name="P3">Create new contact with e-mail given and attach to user</text:p>
                    </text:list-item>
                    <text:list-item>
                      <text:p text:style-name="P3">Show link to edit-interface of contact entry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initial-creator>Tobias Schlatter</meta:initial-creator>
    <meta:creation-date>2006-10-30T11:16:36</meta:creation-date>
    <dc:creator>Tobias Schlatter</dc:creator>
    <dc:date>2006-10-30T14:19:15</dc:date>
    <dc:language>en-US</dc:language>
    <meta:editing-cycles>37</meta:editing-cycles>
    <meta:editing-duration>PT3H2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9" meta:word-count="423" meta:character-count="2249"/>
  </office:meta>
</office:document-meta>
</file>